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21133" officeooo:paragraph-rsid="00121133"/>
    </style:style>
    <style:style style:name="P2" style:family="paragraph" style:parent-style-name="Preformatted_20_Text">
      <style:paragraph-properties fo:margin-top="0cm" fo:margin-bottom="0.499cm" style:contextual-spacing="false" fo:padding="0.049cm" fo:border="0.06pt solid #e3e3e3" style:writing-mode="lr-tb"/>
    </style:style>
    <style:style style:name="P3" style:family="paragraph" style:parent-style-name="Preformatted_20_Text">
      <style:paragraph-properties fo:padding="0.049cm" fo:border="0.06pt solid #e3e3e3" style:writing-mode="lr-tb"/>
    </style:style>
    <style:style style:name="P4" style:family="paragraph" style:parent-style-name="Preformatted_20_Text">
      <style:paragraph-properties fo:padding="0.049cm" fo:border="0.06pt solid #e3e3e3"/>
      <style:text-properties loext:padding="0.049cm" loext:border="0.06pt solid #e3e3e3"/>
    </style:style>
    <style:style style:name="P5" style:family="paragraph" style:parent-style-name="Standard">
      <style:text-properties officeooo:paragraph-rsid="00121133"/>
    </style:style>
    <style:style style:name="P6" style:family="paragraph" style:parent-style-name="Text_20_body" style:list-style-name="L1">
      <style:paragraph-properties fo:padding="0.049cm" fo:border="0.06pt solid #e3e3e3"/>
    </style:style>
    <style:style style:name="P7" style:family="paragraph" style:parent-style-name="Text_20_body" style:list-style-name="L2">
      <style:paragraph-properties fo:padding="0.049cm" fo:border="0.06pt solid #e3e3e3"/>
    </style:style>
    <style:style style:name="P8" style:family="paragraph" style:parent-style-name="Text_20_body" style:list-style-name="L3">
      <style:paragraph-properties fo:padding="0.049cm" fo:border="0.06pt solid #e3e3e3"/>
    </style:style>
    <style:style style:name="P9" style:family="paragraph" style:parent-style-name="Text_20_body" style:list-style-name="L4">
      <style:paragraph-properties fo:padding="0.049cm" fo:border="0.06pt solid #e3e3e3"/>
    </style:style>
    <style:style style:name="P10" style:family="paragraph" style:parent-style-name="Text_20_body" style:list-style-name="L5">
      <style:paragraph-properties fo:padding="0.049cm" fo:border="0.06pt solid #e3e3e3"/>
    </style:style>
    <style:style style:name="P11" style:family="paragraph" style:parent-style-name="Text_20_body" style:list-style-name="L6">
      <style:paragraph-properties fo:padding="0.049cm" fo:border="0.06pt solid #e3e3e3"/>
    </style:style>
    <style:style style:name="P12" style:family="paragraph" style:parent-style-name="Text_20_body" style:list-style-name="L7">
      <style:paragraph-properties fo:padding="0.049cm" fo:border="0.06pt solid #e3e3e3"/>
    </style:style>
    <style:style style:name="P13" style:family="paragraph" style:parent-style-name="Text_20_body" style:list-style-name="L8">
      <style:paragraph-properties fo:padding="0.049cm" fo:border="0.06pt solid #e3e3e3"/>
    </style:style>
    <style:style style:name="P14" style:family="paragraph" style:parent-style-name="Text_20_body" style:list-style-name="L9">
      <style:paragraph-properties fo:padding="0.049cm" fo:border="0.06pt solid #e3e3e3"/>
    </style:style>
    <style:style style:name="P15" style:family="paragraph" style:parent-style-name="Text_20_body" style:list-style-name="L10">
      <style:paragraph-properties fo:padding="0.049cm" fo:border="0.06pt solid #e3e3e3"/>
    </style:style>
    <style:style style:name="P16" style:family="paragraph" style:parent-style-name="Text_20_body" style:list-style-name="L11">
      <style:paragraph-properties fo:padding="0.049cm" fo:border="0.06pt solid #e3e3e3"/>
    </style:style>
    <style:style style:name="P17" style:family="paragraph" style:parent-style-name="Text_20_body" style:list-style-name="L12">
      <style:paragraph-properties fo:padding="0.049cm" fo:border="0.06pt solid #e3e3e3"/>
    </style:style>
    <style:style style:name="P18" style:family="paragraph" style:parent-style-name="Text_20_body" style:list-style-name="L13">
      <style:paragraph-properties fo:padding="0.049cm" fo:border="0.06pt solid #e3e3e3"/>
    </style:style>
    <style:style style:name="P19" style:family="paragraph" style:parent-style-name="Text_20_body" style:list-style-name="L14">
      <style:paragraph-properties fo:padding="0.049cm" fo:border="0.06pt solid #e3e3e3"/>
    </style:style>
    <style:style style:name="T1" style:family="text">
      <style:text-properties loext:padding="0.049cm" loext:border="0.06pt solid #e3e3e3"/>
    </style:style>
    <style:style style:name="T2" style:family="text">
      <style:text-properties officeooo:rsid="0012113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ing python and Neural networks to work with sequential data . So that we get data of past few weeks and predict the next day crypto rate. Machine learning model that predicts one day based on 60 day. This may not be that much accurate. <text:line-break/><text:line-break/>Pip install numpy<text:line-break/>pandas<text:line-break/>matplotlib<text:line-break/>pandas-datareader</text:p>
      <text:p text:style-name="P1">pip install tensorflow</text:p>
      <text:p text:style-name="P1">pip install sklearn</text:p>
      <text:p text:style-name="P5"><text:span text:style-name="T2">scikit-learn<text:line-break/><text:line-break/></text:span><text:span text:style-name="Source_20_Text"><text:span text:style-name="T1">import numpy as np</text:span></text:span></text:p>
      <text:p text:style-name="P3"><text:span text:style-name="Source_20_Text"><text:span text:style-name="T1">import matplotlib.pyplot as plt</text:span></text:span></text:p>
      <text:p text:style-name="P3"><text:span text:style-name="Source_20_Text"><text:span text:style-name="T1">import pandas as pd</text:span></text:span></text:p>
      <text:p text:style-name="P3"><text:span text:style-name="Source_20_Text"><text:span text:style-name="T1">import yfinance as yf</text:span></text:span></text:p>
      <text:p text:style-name="P3"><text:span text:style-name="Source_20_Text"><text:span text:style-name="T1">import datetime as dt</text:span></text:span></text:p>
      <text:p text:style-name="P3"><text:span text:style-name="Source_20_Text"><text:span text:style-name="T1">from tensorflow import keras</text:span></text:span></text:p>
      <text:p text:style-name="P3"/>
      <text:p text:style-name="P3"><text:span text:style-name="Source_20_Text"><text:span text:style-name="T1">from keras.layers import Dense, Dropout, LSTM</text:span></text:span></text:p>
      <text:p text:style-name="P3"><text:span text:style-name="Source_20_Text"><text:span text:style-name="T1">from keras.models import Sequential</text:span></text:span></text:p>
      <text:p text:style-name="P2"><text:span text:style-name="Source_20_Text"><text:span text:style-name="T1">from sklearn.preprocessing import MinMaxScaler</text:span></text:span></text:p>
      <text:list xml:id="list4191557075" text:style-name="L1">
        <text:list-item>
          <text:p text:style-name="P6">Import necessary libraries for data handling, plotting, and building the neural network.</text:p>
        </text:list-item>
      </text:list>
      <text:p text:style-name="P4">python</text:p>
      <text:p text:style-name="P4">Copy code</text:p>
      <text:p text:style-name="P3"><text:span text:style-name="Source_20_Text"><text:span text:style-name="T1"># Define the cryptocurrency and the currency it is traded against</text:span></text:span></text:p>
      <text:p text:style-name="P3"><text:span text:style-name="Source_20_Text"><text:span text:style-name="T1">crypto_currency = 'BTC'</text:span></text:span></text:p>
      <text:p text:style-name="P2"><text:span text:style-name="Source_20_Text"><text:span text:style-name="T1">against_currency = 'USD'</text:span></text:span></text:p>
      <text:list xml:id="list1287451747" text:style-name="L2">
        <text:list-item>
          <text:p text:style-name="P7">Set the cryptocurrency (Bitcoin) and the currency (USD) for which we want to predict the price.</text:p>
        </text:list-item>
      </text:list>
      <text:p text:style-name="P4">python</text:p>
      <text:p text:style-name="P4">Copy code</text:p>
      <text:p text:style-name="P3"><text:span text:style-name="Source_20_Text"><text:span text:style-name="T1"># Set the date range for the data</text:span></text:span></text:p>
      <text:p text:style-name="P3"><text:span text:style-name="Source_20_Text"><text:span text:style-name="T1">start = dt.datetime(2019, 1, 1)</text:span></text:span></text:p>
      <text:p text:style-name="P2"><text:span text:style-name="Source_20_Text"><text:span text:style-name="T1">end = dt.datetime.now()</text:span></text:span></text:p>
      <text:list xml:id="list3682342174" text:style-name="L3">
        <text:list-item>
          <text:p text:style-name="P8">Define the date range for fetching historical data, from January 1, 2019, to the current date.</text:p>
        </text:list-item>
      </text:list>
      <text:p text:style-name="P4">python</text:p>
      <text:p text:style-name="P4">Copy code</text:p>
      <text:p text:style-name="P3"><text:span text:style-name="Source_20_Text"><text:span text:style-name="T1"># Fetch the data using yfinance</text:span></text:span></text:p>
      <text:p text:style-name="P2"><text:span text:style-name="Source_20_Text"><text:span text:style-name="T1">data = yf.download(f'{crypto_currency}-{against_currency}', start=start, end=end)</text:span></text:span></text:p>
      <text:list xml:id="list1421834600" text:style-name="L4">
        <text:list-item>
          <text:p text:style-name="P9">Download the historical price data for Bitcoin against USD using the <text:span text:style-name="Source_20_Text"><text:span text:style-name="T1">yfinance</text:span></text:span> library.</text:p>
        </text:list-item>
      </text:list>
      <text:p text:style-name="P4">python</text:p>
      <text:p text:style-name="P4"><text:soft-page-break/>Copy code</text:p>
      <text:p text:style-name="P3"><text:span text:style-name="Source_20_Text"><text:span text:style-name="T1"># Prepare data for the neural network</text:span></text:span></text:p>
      <text:p text:style-name="P3"><text:span text:style-name="Source_20_Text"><text:span text:style-name="T1">scaler = MinMaxScaler(feature_range=(0, 1))</text:span></text:span></text:p>
      <text:p text:style-name="P2"><text:span text:style-name="Source_20_Text"><text:span text:style-name="T1">scaled_data = scaler.fit_transform(data['Close'].values.reshape(-1, 1))</text:span></text:span></text:p>
      <text:list xml:id="list1568639931" text:style-name="L5">
        <text:list-item>
          <text:p text:style-name="P10">Normalize the 'Close' price data to a range between 0 and 1 to make it suitable for training the neural network.</text:p>
        </text:list-item>
      </text:list>
      <text:p text:style-name="P4">python</text:p>
      <text:p text:style-name="P4">Copy code</text:p>
      <text:p text:style-name="P3"><text:span text:style-name="Source_20_Text"><text:span text:style-name="T1"># Number of prediction days</text:span></text:span></text:p>
      <text:p text:style-name="P3"><text:span text:style-name="Source_20_Text"><text:span text:style-name="T1">prediction_days = 60</text:span></text:span></text:p>
      <text:p text:style-name="P3"><text:span text:style-name="Source_20_Text"><text:span text:style-name="T1">x_train, y_train = [], []</text:span></text:span></text:p>
      <text:p text:style-name="P3"><text:span text:style-name="Source_20_Text"><text:span text:style-name="T1">for x in range(prediction_days, len(scaled_data)):</text:span></text:span></text:p>
      <text:p text:style-name="P3"><text:span text:style-name="Source_20_Text"><text:span text:style-name="T1"><text:s text:c="4"/>x_train.append(scaled_data[x - prediction_days:x, 0])</text:span></text:span></text:p>
      <text:p text:style-name="P3"><text:span text:style-name="Source_20_Text"><text:span text:style-name="T1"><text:s text:c="4"/>y_train.append(scaled_data[x, 0])</text:span></text:span></text:p>
      <text:p text:style-name="P3"/>
      <text:p text:style-name="P3"><text:span text:style-name="Source_20_Text"><text:span text:style-name="T1">x_train, y_train = np.array(x_train), np.array(y_train)</text:span></text:span></text:p>
      <text:p text:style-name="P2"><text:span text:style-name="Source_20_Text"><text:span text:style-name="T1">x_train = np.reshape(x_train, (x_train.shape[0], x_train.shape[1], 1))</text:span></text:span></text:p>
      <text:list xml:id="list3487360185" text:style-name="L6">
        <text:list-item>
          <text:p text:style-name="P11">Create training data by using the last 60 days to predict the next day's price. The data is reshaped to be suitable for the LSTM model.</text:p>
        </text:list-item>
      </text:list>
      <text:p text:style-name="P4">python</text:p>
      <text:p text:style-name="P4">Copy code</text:p>
      <text:p text:style-name="P3"><text:span text:style-name="Source_20_Text"><text:span text:style-name="T1"># Create the LSTM model</text:span></text:span></text:p>
      <text:p text:style-name="P3"><text:span text:style-name="Source_20_Text"><text:span text:style-name="T1">model = Sequential()</text:span></text:span></text:p>
      <text:p text:style-name="P3"><text:span text:style-name="Source_20_Text"><text:span text:style-name="T1">model.add(LSTM(units=50, return_sequences=True, input_shape=(x_train.shape[1], 1)))</text:span></text:span></text:p>
      <text:p text:style-name="P3"><text:span text:style-name="Source_20_Text"><text:span text:style-name="T1">model.add(Dropout(0.2))</text:span></text:span></text:p>
      <text:p text:style-name="P3"><text:span text:style-name="Source_20_Text"><text:span text:style-name="T1">model.add(LSTM(units=50, return_sequences=True))</text:span></text:span></text:p>
      <text:p text:style-name="P3"><text:span text:style-name="Source_20_Text"><text:span text:style-name="T1">model.add(Dropout(0.2))</text:span></text:span></text:p>
      <text:p text:style-name="P3"><text:span text:style-name="Source_20_Text"><text:span text:style-name="T1">model.add(LSTM(units=50))</text:span></text:span></text:p>
      <text:p text:style-name="P3"><text:span text:style-name="Source_20_Text"><text:span text:style-name="T1">model.add(Dropout(0.2))</text:span></text:span></text:p>
      <text:p text:style-name="P2"><text:span text:style-name="Source_20_Text"><text:span text:style-name="T1">model.add(Dense(units=1))</text:span></text:span></text:p>
      <text:list xml:id="list4031659070" text:style-name="L7">
        <text:list-item>
          <text:p text:style-name="P12">Define a Sequential model consisting of three LSTM layers with dropout layers in between to prevent overfitting. The final layer is a Dense layer to output the prediction.</text:p>
        </text:list-item>
      </text:list>
      <text:p text:style-name="P4">python</text:p>
      <text:p text:style-name="P4">Copy code</text:p>
      <text:p text:style-name="P3"><text:span text:style-name="Source_20_Text"><text:span text:style-name="T1"># Compile and train the model</text:span></text:span></text:p>
      <text:p text:style-name="P3"><text:span text:style-name="Source_20_Text"><text:span text:style-name="T1">model.compile(optimizer='adam', loss='mean_squared_error')</text:span></text:span></text:p>
      <text:p text:style-name="P2"><text:span text:style-name="Source_20_Text"><text:span text:style-name="T1">model.fit(x_train, y_train, epochs=25, batch_size=32)</text:span></text:span></text:p>
      <text:list xml:id="list2043652485" text:style-name="L8">
        <text:list-item>
          <text:p text:style-name="P13">Compile the model using the Adam optimizer and mean squared error loss function. Train the model for 25 epochs with a batch size of 32.</text:p>
        </text:list-item>
      </text:list>
      <text:p text:style-name="P4">python</text:p>
      <text:p text:style-name="P4">Copy code</text:p>
      <text:p text:style-name="P3"><text:soft-page-break/><text:span text:style-name="Source_20_Text"><text:span text:style-name="T1"># Testing the model</text:span></text:span></text:p>
      <text:p text:style-name="P3"><text:span text:style-name="Source_20_Text"><text:span text:style-name="T1">test_start = dt.datetime(2020, 1, 1)</text:span></text:span></text:p>
      <text:p text:style-name="P2"><text:span text:style-name="Source_20_Text"><text:span text:style-name="T1">test_end = dt.datetime.now()</text:span></text:span></text:p>
      <text:list xml:id="list2579103720" text:style-name="L9">
        <text:list-item>
          <text:p text:style-name="P14">Set the date range for the test data, from January 1, 2020, to the current date.</text:p>
        </text:list-item>
      </text:list>
      <text:p text:style-name="P4">python</text:p>
      <text:p text:style-name="P4">Copy code</text:p>
      <text:p text:style-name="P3"><text:span text:style-name="Source_20_Text"><text:span text:style-name="T1"># Fetch the test data using yfinance</text:span></text:span></text:p>
      <text:p text:style-name="P3"><text:span text:style-name="Source_20_Text"><text:span text:style-name="T1">test_data = yf.download(f'{crypto_currency}-{against_currency}', start=test_start, end=test_end)</text:span></text:span></text:p>
      <text:p text:style-name="P3"><text:span text:style-name="Source_20_Text"><text:span text:style-name="T1">actual_prices = test_data['Close'].values</text:span></text:span></text:p>
      <text:p text:style-name="P2"><text:span text:style-name="Source_20_Text"><text:span text:style-name="T1">total_dataset = pd.concat((data['Close'], test_data['Close']), axis=0)</text:span></text:span></text:p>
      <text:list xml:id="list4085346567" text:style-name="L10">
        <text:list-item>
          <text:p text:style-name="P15">Download the test data and concatenate it with the training data to form the total dataset.</text:p>
        </text:list-item>
      </text:list>
      <text:p text:style-name="P4">python</text:p>
      <text:p text:style-name="P4">Copy code</text:p>
      <text:p text:style-name="P3"><text:span text:style-name="Source_20_Text"><text:span text:style-name="T1">model_inputs = total_dataset[len(total_dataset) - len(test_data) - prediction_days:].values</text:span></text:span></text:p>
      <text:p text:style-name="P3"><text:span text:style-name="Source_20_Text"><text:span text:style-name="T1">model_inputs = model_inputs.reshape(-1, 1)</text:span></text:span></text:p>
      <text:p text:style-name="P2"><text:span text:style-name="Source_20_Text"><text:span text:style-name="T1">model_inputs = scaler.transform(model_inputs)</text:span></text:span></text:p>
      <text:list xml:id="list2537683564" text:style-name="L11">
        <text:list-item>
          <text:p text:style-name="P16">Prepare the model inputs for the test data by normalizing them using the same scaler as before.</text:p>
        </text:list-item>
      </text:list>
      <text:p text:style-name="P4">python</text:p>
      <text:p text:style-name="P4">Copy code</text:p>
      <text:p text:style-name="P3"><text:span text:style-name="Source_20_Text"><text:span text:style-name="T1">x_test = []</text:span></text:span></text:p>
      <text:p text:style-name="P3"/>
      <text:p text:style-name="P3"><text:span text:style-name="Source_20_Text"><text:span text:style-name="T1">for x in range(prediction_days, len(model_inputs)):</text:span></text:span></text:p>
      <text:p text:style-name="P3"><text:span text:style-name="Source_20_Text"><text:span text:style-name="T1"><text:s text:c="4"/>x_test.append(model_inputs[x - prediction_days:x, 0])</text:span></text:span></text:p>
      <text:p text:style-name="P3"/>
      <text:p text:style-name="P3"><text:span text:style-name="Source_20_Text"><text:span text:style-name="T1">x_test = np.array(x_test)</text:span></text:span></text:p>
      <text:p text:style-name="P2"><text:span text:style-name="Source_20_Text"><text:span text:style-name="T1">x_test = np.reshape(x_test, (x_test.shape[0], x_test.shape[1], 1))</text:span></text:span></text:p>
      <text:list xml:id="list295088712" text:style-name="L12">
        <text:list-item>
          <text:p text:style-name="P17">Create the test data by using the last 60 days to predict the next day's price, similar to how we prepared the training data.</text:p>
        </text:list-item>
      </text:list>
      <text:p text:style-name="P4">python</text:p>
      <text:p text:style-name="P4">Copy code</text:p>
      <text:p text:style-name="P3"><text:span text:style-name="Source_20_Text"><text:span text:style-name="T1">prediction_prices = model.predict(x_test)</text:span></text:span></text:p>
      <text:p text:style-name="P2"><text:span text:style-name="Source_20_Text"><text:span text:style-name="T1">prediction_prices = scaler.inverse_transform(prediction_prices)</text:span></text:span></text:p>
      <text:list xml:id="list3634542384" text:style-name="L13">
        <text:list-item>
          <text:p text:style-name="P18">Make predictions on the test data and inverse transform the normalized predictions back to the original price scale.</text:p>
        </text:list-item>
      </text:list>
      <text:p text:style-name="P4">python</text:p>
      <text:p text:style-name="P4">Copy code</text:p>
      <text:p text:style-name="P3"><text:span text:style-name="Source_20_Text"><text:span text:style-name="T1">plt.plot(actual_prices, color='black', label='Actual Prices')</text:span></text:span></text:p>
      <text:p text:style-name="P3"><text:soft-page-break/><text:span text:style-name="Source_20_Text"><text:span text:style-name="T1">plt.plot(prediction_prices, color='green', label='Prediction Prices')</text:span></text:span></text:p>
      <text:p text:style-name="P3"><text:span text:style-name="Source_20_Text"><text:span text:style-name="T1">plt.title(f'{crypto_currency} price prediction')</text:span></text:span></text:p>
      <text:p text:style-name="P3"><text:span text:style-name="Source_20_Text"><text:span text:style-name="T1">plt.xlabel('Time')</text:span></text:span></text:p>
      <text:p text:style-name="P3"><text:span text:style-name="Source_20_Text"><text:span text:style-name="T1">plt.ylabel('Price')</text:span></text:span></text:p>
      <text:p text:style-name="P3"><text:span text:style-name="Source_20_Text"><text:span text:style-name="T1">plt.legend(loc='upper left')</text:span></text:span></text:p>
      <text:p text:style-name="P3"><text:span text:style-name="Source_20_Text"><text:span text:style-name="T1">plt.savefig('price_prediction.png') <text:s/># Save the plot as a PNG file</text:span></text:span></text:p>
      <text:p text:style-name="P2"><text:span text:style-name="Source_20_Text"><text:span text:style-name="T1">plt.close() <text:s/># Close the plot to free up memory</text:span></text:span></text:p>
      <text:list xml:id="list1952657263" text:style-name="L14">
        <text:list-item>
          <text:p text:style-name="P19">Plot the actual and predicted prices, save the plot as a PNG file, and close the plot to free up memory. The plot will visually show the performance of your model.</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3T02:31:13.807790370</meta:creation-date>
    <meta:generator>LibreOffice/7.3.7.2$Linux_X86_64 LibreOffice_project/30$Build-2</meta:generator>
    <dc:date>2024-05-23T11:35:26.944798192</dc:date>
    <meta:editing-duration>PT40M23S</meta:editing-duration>
    <meta:editing-cycles>2</meta:editing-cycles>
    <meta:document-statistic meta:table-count="0" meta:image-count="0" meta:object-count="0" meta:page-count="4" meta:paragraph-count="108" meta:word-count="659" meta:character-count="4817" meta:non-whitespace-character-count="4263"/>
  </office:meta>
</office:document-meta>
</file>